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hu" fo:country="HU" officeooo:rsid="0009863f" officeooo:paragraph-rsid="0009863f" style:font-size-asian="10.5pt"/>
    </style:style>
    <style:style style:name="P2" style:family="paragraph" style:parent-style-name="Standard">
      <style:text-properties fo:font-size="10.5pt" fo:language="hu" fo:country="HU" officeooo:rsid="0009863f" officeooo:paragraph-rsid="0009863f" style:font-size-asian="9.14999961853027pt" style:font-size-complex="10.5pt"/>
    </style:style>
    <style:style style:name="P3" style:family="paragraph" style:parent-style-name="Standard">
      <style:text-properties fo:font-size="9pt" fo:language="hu" fo:country="HU" officeooo:rsid="0009863f" officeooo:paragraph-rsid="0009863f" style:font-size-asian="7.84999990463257pt" style:font-size-complex="9pt"/>
    </style:style>
    <style:style style:name="P4" style:family="paragraph" style:parent-style-name="Standard">
      <style:text-properties fo:font-size="9pt" fo:language="hu" fo:country="HU" officeooo:rsid="000bad1e" officeooo:paragraph-rsid="000bad1e" style:font-size-asian="7.84999990463257pt" style:font-size-complex="9pt"/>
    </style:style>
    <style:style style:name="P5" style:family="paragraph" style:parent-style-name="Standard">
      <style:text-properties fo:font-size="9pt" fo:language="hu" fo:country="HU" officeooo:rsid="000bfd54" officeooo:paragraph-rsid="000bfd54" style:font-size-asian="7.84999990463257pt" style:font-size-complex="9pt"/>
    </style:style>
    <style:style style:name="P6" style:family="paragraph" style:parent-style-name="Standard">
      <style:text-properties fo:font-size="9pt" fo:language="hu" fo:country="HU" officeooo:rsid="000c0044" officeooo:paragraph-rsid="000c0044" style:font-size-asian="7.84999990463257pt" style:font-size-complex="9pt"/>
    </style:style>
    <style:style style:name="P7" style:family="paragraph" style:parent-style-name="Standard">
      <style:text-properties fo:font-size="9pt" fo:language="hu" fo:country="HU" officeooo:rsid="000c0044" officeooo:paragraph-rsid="000d4d02" style:font-size-asian="7.84999990463257pt" style:font-size-complex="9pt"/>
    </style:style>
    <style:style style:name="P8" style:family="paragraph" style:parent-style-name="Standard">
      <style:text-properties fo:font-size="9pt" fo:language="hu" fo:country="HU" officeooo:rsid="000d4d02" officeooo:paragraph-rsid="000d4d02" style:font-size-asian="7.84999990463257pt" style:font-size-complex="9pt"/>
    </style:style>
    <style:style style:name="P9" style:family="paragraph" style:parent-style-name="Standard">
      <style:text-properties fo:font-size="9pt" fo:language="hu" fo:country="HU" officeooo:rsid="000f0ed1" officeooo:paragraph-rsid="000f0ed1" style:font-size-asian="7.84999990463257pt" style:font-size-complex="9pt"/>
    </style:style>
    <style:style style:name="P10" style:family="paragraph" style:parent-style-name="Standard">
      <style:text-properties officeooo:paragraph-rsid="000c0044"/>
    </style:style>
    <style:style style:name="T1" style:family="text">
      <style:text-properties officeooo:rsid="000a8da6"/>
    </style:style>
    <style:style style:name="T2" style:family="text">
      <style:text-properties officeooo:rsid="000bad1e"/>
    </style:style>
    <style:style style:name="T3" style:family="text">
      <style:text-properties fo:font-style="italic" officeooo:rsid="000a8da6" style:font-style-asian="italic" style:font-style-complex="italic"/>
    </style:style>
    <style:style style:name="T4" style:family="text">
      <style:text-properties fo:font-style="italic" officeooo:rsid="000d4d02" style:font-style-asian="italic" style:font-style-complex="italic"/>
    </style:style>
    <style:style style:name="T5" style:family="text">
      <style:text-properties fo:font-style="italic" style:text-underline-style="none" officeooo:rsid="000a8da6" style:font-style-asian="italic" style:font-style-complex="italic"/>
    </style:style>
    <style:style style:name="T6" style:family="text">
      <style:text-properties officeooo:rsid="000bfd54"/>
    </style:style>
    <style:style style:name="T7" style:family="text">
      <style:text-properties officeooo:rsid="000c0044"/>
    </style:style>
    <style:style style:name="T8" style:family="text">
      <style:text-properties fo:font-size="9pt" fo:language="hu" fo:country="HU" officeooo:rsid="000bfd54" style:font-size-asian="7.84999990463257pt" style:font-size-complex="9pt"/>
    </style:style>
    <style:style style:name="T9" style:family="text">
      <style:text-properties fo:font-size="9pt" fo:language="hu" fo:country="HU" officeooo:rsid="000c0044" style:font-size-asian="7.84999990463257pt" style:font-size-complex="9pt"/>
    </style:style>
    <style:style style:name="T10" style:family="text">
      <style:text-properties fo:font-size="9pt" fo:language="hu" fo:country="HU" officeooo:rsid="0010d468" style:font-size-asian="7.84999990463257pt" style:font-size-complex="9pt"/>
    </style:style>
    <style:style style:name="T11" style:family="text">
      <style:text-properties officeooo:rsid="000d4d02"/>
    </style:style>
    <style:style style:name="T12" style:family="text">
      <style:text-properties officeooo:rsid="000f0ed1"/>
    </style:style>
    <style:style style:name="T13" style:family="text">
      <style:text-properties officeooo:rsid="00112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jlesztői dokumentáció</text:p>
      <text:p text:style-name="P1"/>
      <text:p text:style-name="P2">Build, verziókövetés és szoftverfüggőségek</text:p>
      <text:p text:style-name="P2"/>
      <text:p text:style-name="P3"><text:s text:c="2"/>A fejlesztésben történő közreműködéshez mindenekelőtt szükség lesz valamilyen Unix kompatibilis fejlesztő környezetre, amelyen az alábbi csomagok elérhetőek, a mellettük feltüntetett (vagy azoktól nagyobb) verzió-számokkal:</text:p>
      <text:p text:style-name="P3"><text:tab/></text:p>
      <text:p text:style-name="P3"><text:tab/>– G<text:span text:style-name="T1">NU C Compiler</text:span> 4.9.x</text:p>
      <text:p text:style-name="P3"><text:tab/>– cmake 2.6</text:p>
      <text:p text:style-name="P3"><text:tab/>– git 2.1.x</text:p>
      <text:p text:style-name="P3"/>
      <text:p text:style-name="P3"><text:s text:c="2"/><text:span text:style-name="T1">A GCC fordító természetesen opcionálisan helyettesíthető bármely más C/C++ fordítóval is, amennyiben az rendelkezik teljes értékű ANSI C++0X támogatással. Az alacsonyabb verzió számú GCC esetén viszont csak hiányosan számíthatunk ilyen támogatásra és 4.8.x verzió számig bezárólag éppen azokat a megoldásokat kezeli rosszul (vagy éppen sehogy sem), amelyek a projekt szempontjából kulcsfontosságúak lennének. (kibővített std library, string és stream kezelés, reguláris kifejezések stb.) Fontos megjegyzés továbbá, hogy bizonyos Linux disztribúciók esetén gondot </text:span><text:span text:style-name="T5">okozhat </text:span><text:span text:style-name="T1">az alapértelmezett C fordító lecserélése, ezért célszerű lehet a már meglévő GCC csomag </text:span><text:span text:style-name="T3">mellé</text:span><text:span text:style-name="T1"> telepíteni a kívánt verzió számú fordítót, melyet aztán vagy alias -szal vagy az IDE -n belül közvetlenül társíthatunk a projekthez. (természetesen csak abban az esetben, ha az alapértelmezett verzió száma kisebb, mint 4.9)</text:span></text:p>
      <text:p text:style-name="P10"><text:span text:style-name="T8">A </text:span><text:span text:style-name="T9">forráskód portolhatóságát ellenőrizendő, a</text:span><text:span text:style-name="T8"> projektet párh</text:span><text:span text:style-name="T10">u</text:span><text:span text:style-name="T8">zamosan készítettem két különböző rendszeren (</text:span><text:span text:style-name="T9">Gentoo/Sabayon és OpenSUSE 13.2) illetve különböző verziójú GCC fordítóval (5.3 és 4.9). Az eltérések szinte minden esetben már fordítási időben kiderültek és a kiküszöbölésük sem okozott különösebb nehézségeket.</text:span></text:p>
      <text:p text:style-name="P10"><text:span text:style-name="T9"/></text:p>
      <text:p text:style-name="P3"><text:s text:c="2"/><text:span text:style-name="T2">A cmake build rendszer a legjobb tudomásom szerint minden Linux rendszeren rendelkezésre áll, a 2.6 -ostól magasabb verzió számmal, így további csomagok telepítése valószínűleg már szükségtelen.</text:span></text:p>
      <text:p text:style-name="P3"/>
      <text:p text:style-name="P4"><text:s text:c="2"/>A git (amennyiben nincs már alapértelmezetten telepítve) szintén bármelyik alapértelmezett repository -ból elérhető és a verzió szám valószínűleg nincs befolyással a projekttel való kompatibilitásra. Nálam a 2.1.4 -es stable kiadás tökéletesen együtt működött az IDE-vel. (Kdevelop)</text:p>
      <text:p text:style-name="P4"/>
      <text:p text:style-name="P4"><text:s/><text:span text:style-name="T6">A fentieken kívül még szükség van a libreadline és libncurses könyvtárakra is, azonban mivel ezeket az alapértelmezett konzol alkalmazások is igénylik többnyire, valószínűleg már elérhetőek a rendszeren.</text:span></text:p>
      <text:p text:style-name="P4"/>
      <text:p text:style-name="P5">A fejlesztő környezet szintén bármi lehet, én a KDE integrált megoldását javasolnám erre a célra: a <text:span text:style-name="T7">Kdevelop </text:span>4.7 -es verzió szám<text:span text:style-name="T7">áva</text:span>l <text:s/><text:span text:style-name="T7">már egy stabil és rendkívül sokoldalú eszközhöz jutunk, illetve – sok más KDE alkalmazással ellentétben – jelentős KDE csomag-függőségei sincsenek. (</text:span><text:a xlink:type="simple" xlink:href="http://kdevelop.org/" text:style-name="Internet_20_link" text:visited-style-name="Visited_20_Internet_20_Link"><text:span text:style-name="T7">http://kdevelop.org</text:span></text:a><text:span text:style-name="T7">) </text:span></text:p>
      <text:p text:style-name="P5"/>
      <text:p text:style-name="P6">A projekt beállításokat is ehhez a rendszerhez ismertetem, ami valószínűleg bármely más IDE-n is nagyon hasonlóan történik <text:span text:style-name="T11">majd:</text:span></text:p>
      <text:p text:style-name="P6"/>
      <text:p text:style-name="P7"><text:tab/>– <text:span text:style-name="T11">konfiguráljuk be a git verzió követőnket, ha még nem lenne ( HowTo tips: </text:span><text:a xlink:type="simple" xlink:href="https://guides.github.com/" text:style-name="Internet_20_link" text:visited-style-name="Visited_20_Internet_20_Link"><text:span text:style-name="T11">https://guides.github.com/</text:span></text:a><text:span text:style-name="T11">)</text:span></text:p>
      <text:p text:style-name="P7"><text:tab/>– <text:span text:style-name="T11">hozzunk létre egy </text:span><text:span text:style-name="T4">üres</text:span><text:span text:style-name="T11"> projekt könyvtárat a megfelelő helyen, például Rubik-Dev néven!</text:span></text:p>
      <text:p text:style-name="P7"><text:tab/>– <text:span text:style-name="T11">Majd indítsuk el a Kdevelop -ot és: Project-&gt;Fetch project …</text:span></text:p>
      <text:p text:style-name="P7"><text:tab/>– <text:span text:style-name="T11">Válasszuk ki az előzőleg létrehozott könyvtárat, majd utána:<text:line-break/><text:tab/> <text:s text:c="4"/>– vagy forrásként válasszuk ki a git opciót majd adjuk meg a projekt címét (</text:span><text:a xlink:type="simple" xlink:href="https://github.com/rikanov/Rubik-Dev.git" text:style-name="Internet_20_link" text:visited-style-name="Visited_20_Internet_20_Link"><text:span text:style-name="T11">https://github.com/rikanov/Rubik-Dev.git</text:span></text:a><text:span text:style-name="T11">) és</text:span></text:p>
      <text:p text:style-name="P7"><text:s text:c="15"/><text:tab/> <text:s text:c="7"/><text:span text:style-name="T11">a Get megnyomásával csekkoljuk ki</text:span></text:p>
      <text:p text:style-name="P7"><text:tab/> <text:s text:c="4"/>– <text:s/><text:span text:style-name="T11">vagy válasszuk a a github opciót és a user névre (rikanov) keresve válasszuk ki a letölteni kívánt projektet (Rubik-Dev)</text:span></text:p>
      <text:p text:style-name="P7"><text:tab/>– <text:span text:style-name="T13">végül a build rendszernek válasszuk ki a cmake -et!<text:line-break/></text:span></text:p>
      <text:p text:style-name="P8">Ha már megnyitottuk projektként a letöltött forráskódot, be kell állítanunk a fordítási, linkelési, valamint a futtatási opciókat is:</text:p>
      <text:p text:style-name="P8"/>
      <text:p text:style-name="P8"><text:tab/>– a baloldali projekt-fában jelöljük ki a projekt könyvtárat (Rubik-Dev)</text:p>
      <text:p text:style-name="P8"><text:tab/>– Project-&gt;Open configuration-&gt;CMake-&gt;<text:span text:style-name="T12">Show Advanced-&gt;Show Advanced values</text:span></text:p>
      <text:p text:style-name="P8"/>
      <text:p text:style-name="P9">Itt az alábbi beállításokat kell elvégezni:</text:p>
      <text:p text:style-name="P9"><text:tab/></text:p>
      <text:p text:style-name="P9"><text:tab/>CMAKE_CXX_COMPILER /usr/bin/c++ (amennyiben készült alias, <text:s/>/usr/bin/g++-4.9 egyébkén)</text:p>
      <text:p text:style-name="P9"><text:tab/>CMAKE_FLAGS -std=c++11 -lreadline</text:p>
      <text:p text:style-name="P9"/>
      <text:p text:style-name="P9">Ha minden kész, akkor akkor: Project-&gt;Configure selection, majd Build.</text:p>
      <text:p text:style-name="P9"/>
      <text:p text:style-name="P9"><text:s text:c="2"/>Ezek után már csak a futtatási beállításokat kell elkészítenünk: Run-&gt;Configure launches-&gt;Rubik-Dev-&gt;Add new</text:p>
      <text:p text:style-name="P9">Itt jelöljük be a külső konzol opciót és adjuk meg munka könyvtárnak a saját projekt könyvtárunkat!<text:line-break/></text:p>
      <text:p text:style-name="P9">Ezzel minden beállítást elvégeztünk, a projekt fejlesztésre kész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4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2:05:34.468171399</meta:creation-date>
    <dc:date>2015-12-25T14:19:51.080119745</dc:date>
    <meta:editing-duration>PT19M8S</meta:editing-duration>
    <meta:editing-cycles>5</meta:editing-cycles>
    <meta:generator>LibreOffice/4.3.7.2$Linux_X86_64 LibreOffice_project/430m0$Build-2</meta:generator>
    <meta:document-statistic meta:table-count="0" meta:image-count="0" meta:object-count="0" meta:page-count="1" meta:paragraph-count="32" meta:word-count="528" meta:character-count="4138" meta:non-whitespace-character-count="3559"/>
  </office:meta>
</office:document-meta>
</file>